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a2a" officeooo:paragraph-rsid="00110a2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f354" officeooo:paragraph-rsid="0012f35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8f901" officeooo:paragraph-rsid="0018f90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c603" officeooo:paragraph-rsid="0019c60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3440" officeooo:paragraph-rsid="001d3440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205d75" officeooo:paragraph-rsid="00205d75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2c1756" officeooo:paragraph-rsid="002c1756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2dcbc0" officeooo:paragraph-rsid="002dcbc0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2fea0f" officeooo:paragraph-rsid="002fea0f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308932" officeooo:paragraph-rsid="00308932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1be1b" officeooo:paragraph-rsid="0021be1b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278a1c" officeooo:paragraph-rsid="00278a1c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36dac4" officeooo:paragraph-rsid="0036dac4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393629" officeooo:paragraph-rsid="00393629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398422" officeooo:paragraph-rsid="00398422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3a141f" officeooo:paragraph-rsid="003a141f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402c9c" officeooo:paragraph-rsid="00402c9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040ed" style:font-weight-asian="normal" style:font-weight-complex="normal"/>
    </style:style>
    <style:style style:name="T4" style:family="text">
      <style:text-properties fo:font-style="italic" fo:font-weight="normal" officeooo:rsid="00348619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officeooo:rsid="00348619" style:font-style-asian="normal" style:font-weight-asian="normal" style:font-style-complex="normal" style:font-weight-complex="normal"/>
    </style:style>
    <style:style style:name="T6" style:family="text">
      <style:text-properties officeooo:rsid="003bb4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10</text:p>
      <text:p text:style-name="P1"/>
      <text:list xml:id="list3638419749" text:style-name="L1">
        <text:list-item>
          <text:p text:style-name="P2">Nervous and endocrine system are responsible for coordinating functions of the animal body</text:p>
          <text:list>
            <text:list-item>
              <text:p text:style-name="P3">Need to know endocrine glands, which hormones they secrete, and what those are responsible for doing </text:p>
            </text:list-item>
            <text:list-item>
              <text:p text:style-name="P4">Chemical communication is slower </text:p>
            </text:list-item>
          </text:list>
        </text:list-item>
        <text:list-item>
          <text:p text:style-name="P5"><text:span text:style-name="T1">Affector</text:span> cells take in sensory stimulation, <text:span text:style-name="T1">effector</text:span> cells perform the body’s response </text:p>
          <text:list>
            <text:list-item>
              <text:p text:style-name="P5">Think of it like being affected and effecting something </text:p>
            </text:list-item>
            <text:list-item>
              <text:p text:style-name="P6">Will be a T/F on the exam </text:p>
            </text:list-item>
          </text:list>
        </text:list-item>
        <text:list-item>
          <text:p text:style-name="P11">Each Schwann cell has myelin wrapped around in a concentric fashion </text:p>
        </text:list-item>
        <text:list-item>
          <text:p text:style-name="P12">When a neuron is at rest it is not transmitting a signal</text:p>
          <text:list>
            <text:list-item>
              <text:p text:style-name="P12">At this time a neuron’s plasma membrane has potential energy, the membrane potential, in which</text:p>
              <text:list>
                <text:list-item>
                  <text:p text:style-name="P12">just <text:span text:style-name="T1">inside</text:span> the cell is slightly <text:span text:style-name="T1">negative</text:span> </text:p>
                </text:list-item>
                <text:list-item>
                  <text:p text:style-name="P12">just <text:span text:style-name="T1">outside</text:span> the cell is slightly <text:span text:style-name="T1">positive</text:span> </text:p>
                </text:list-item>
              </text:list>
            </text:list-item>
            <text:list-item>
              <text:p text:style-name="P7">Resting potential <text:span text:style-name="T2">is voltage across plasma membrane of resting neuron </text:span></text:p>
              <text:list>
                <text:list-item>
                  <text:p text:style-name="P8">Inside <text:span text:style-name="T2">the neuron,</text:span> K+ is high<text:span text:style-name="T2">, Na+ is low</text:span></text:p>
                  <text:list>
                    <text:list-item>
                      <text:p text:style-name="P9"><text:span text:style-name="T2">Fewer positive charges </text:span></text:p>
                    </text:list-item>
                  </text:list>
                </text:list-item>
                <text:list-item>
                  <text:p text:style-name="P8">Outside <text:span text:style-name="T2">the neuron, K+ is low, </text:span>Na+ is high </text:p>
                  <text:list>
                    <text:list-item>
                      <text:p text:style-name="P9"><text:span text:style-name="T2">More positive charges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">Important </text:span><text:span text:style-name="T5">- </text:span><text:span text:style-name="T3">L</text:span><text:span text:style-name="T2">ook at Figures of Interest for </text:span>Steps of Action Potential </text:p>
          <text:list>
            <text:list-item>
              <text:p text:style-name="P13">Know that sodium rushes in immediately and then, during repolarization, potassium moves out of the nerve </text:p>
              <text:list>
                <text:list-item>
                  <text:p text:style-name="P14">Potassium channels close relatively slowly, causing a brief undershoot </text:p>
                </text:list-item>
              </text:list>
            </text:list-item>
            <text:list-item>
              <text:p text:style-name="P15">Na+/K+ Pump uses ATP to take Na+ out/bring K+ in </text:p>
            </text:list-item>
          </text:list>
        </text:list-item>
        <text:list-item>
          <text:p text:style-name="P16">The frequency of action potentials change, but <text:span text:style-name="T6">the strength (mV) does not </text:span></text:p>
        </text:list-item>
        <text:list-item>
          <text:p text:style-name="P17">Neurotransmitter attached to ion channel and allows certain ions in or out </text:p>
          <text:list>
            <text:list-item>
              <text:p text:style-name="P17">This is part of chemical signal transmissio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9:31:49.126141083</meta:creation-date>
    <dc:date>2018-02-22T10:38:11.830721909</dc:date>
    <meta:editing-duration>PT55M59S</meta:editing-duration>
    <meta:editing-cycles>27</meta:editing-cycles>
    <meta:generator>LibreOffice/6.0.1.1$Linux_X86_64 LibreOffice_project/00m0$Build-1</meta:generator>
    <meta:document-statistic meta:table-count="0" meta:image-count="0" meta:object-count="0" meta:page-count="1" meta:paragraph-count="24" meta:word-count="253" meta:character-count="1439" meta:non-whitespace-character-count="1213"/>
  </office:meta>
</office:document-meta>
</file>